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officeooo:rsid="0002e155" officeooo:paragraph-rsid="0002e155" style:font-size-asian="11.3500003814697pt" style:font-size-complex="13pt"/>
    </style:style>
    <style:style style:name="P2" style:family="paragraph" style:parent-style-name="Standard">
      <style:text-properties fo:font-style="italic" officeooo:rsid="0002e155" officeooo:paragraph-rsid="0002e155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20pt" officeooo:rsid="0002e155" officeooo:paragraph-rsid="0002e155" style:font-size-asian="20pt" style:font-size-complex="20pt"/>
    </style:style>
    <style:style style:name="P4" style:family="paragraph" style:parent-style-name="Standard">
      <style:text-properties fo:font-size="14pt" fo:font-style="italic" officeooo:rsid="0002e155" officeooo:paragraph-rsid="0002e155" style:font-size-asian="14pt" style:font-style-asian="italic" style:font-size-complex="14pt" style:font-style-complex="italic"/>
    </style:style>
    <style:style style:name="P5" style:family="paragraph" style:parent-style-name="Standard">
      <style:text-properties fo:font-size="14pt" fo:font-style="italic" officeooo:rsid="0005868e" officeooo:paragraph-rsid="0005868e" style:font-size-asian="12.25pt" style:font-style-asian="italic" style:font-size-complex="14pt" style:font-style-complex="italic"/>
    </style:style>
    <style:style style:name="P6" style:family="paragraph" style:parent-style-name="Standard">
      <style:text-properties fo:font-size="14pt" fo:font-style="italic" officeooo:rsid="0006b6cf" officeooo:paragraph-rsid="0006b6cf" style:font-size-asian="12.25pt" style:font-style-asian="italic" style:font-size-complex="14pt" style:font-style-complex="italic"/>
    </style:style>
    <style:style style:name="P7" style:family="paragraph" style:parent-style-name="Standard">
      <style:text-properties fo:font-size="14pt" fo:font-style="italic" fo:font-weight="normal" officeooo:rsid="0005868e" officeooo:paragraph-rsid="0005868e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text-properties fo:font-size="12pt" fo:font-style="italic" officeooo:rsid="0005868e" officeooo:paragraph-rsid="0005868e" style:font-size-asian="10.5pt" style:font-style-asian="italic" style:font-size-complex="12pt" style:font-style-complex="italic"/>
    </style:style>
    <style:style style:name="P9" style:family="paragraph" style:parent-style-name="Standard">
      <style:text-properties fo:font-size="12pt" fo:font-style="italic" officeooo:rsid="0006b6cf" officeooo:paragraph-rsid="0006b6cf" style:font-size-asian="10.5pt" style:font-style-asian="italic" style:font-size-complex="12pt" style:font-style-complex="italic"/>
    </style:style>
    <style:style style:name="P10" style:family="paragraph" style:parent-style-name="Standard">
      <style:text-properties fo:font-size="12pt" fo:font-style="normal" officeooo:rsid="0006b6cf" officeooo:paragraph-rsid="0006b6cf" style:font-size-asian="10.5pt" style:font-style-asian="normal" style:font-size-complex="12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48734" style:font-style-asian="normal" style:font-style-complex="normal"/>
    </style:style>
    <style:style style:name="T3" style:family="text">
      <style:text-properties fo:font-style="normal" officeooo:rsid="0005868e" style:font-style-asian="normal" style:font-style-complex="normal"/>
    </style:style>
    <style:style style:name="T4" style:family="text">
      <style:text-properties fo:font-style="normal" officeooo:rsid="0006b6cf" style:font-style-asian="normal" style:font-style-complex="normal"/>
    </style:style>
    <style:style style:name="T5" style:family="text">
      <style:text-properties fo:font-size="14pt" fo:font-style="normal" officeooo:rsid="0005868e" style:font-size-asian="12.25pt" style:font-style-asian="normal" style:font-size-complex="14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udio di Fattibilità del gioco da tavolo “Monopoly”</text:p>
      <text:p text:style-name="P1"/>
      <text:p text:style-name="P4">Regole</text:p>
      <text:p text:style-name="P2"><text:span text:style-name="T1"/></text:p>
      <text:p text:style-name="P2"><text:span text:style-name="T1">Il gioco si svolge su un tabellone di 40 caselle con colori e costi diversi, fino ad un massimo di 4 giocatori e con 2 dadi. Si inizia con una quantità iniziale di soldi con cui si possono comprare le proprietà, sia dal tabellone sia da altri giocatori (se accettano). All’inizio i giocatori non possiedono proprietà, e i giocatori possono perdere soldi passando sopra a proprietà di altri giocatori o sulle tasse. Quando i dadi vengono lanciati, i giocatori muoveranno la propria pedina automaticamente alla casella giusta, e dovranno decidere se comprarla o no, se acquistabile. Viene dichiarato vincitore chi alla fine della partita è rimasto l’unico ad avere soldi disponibili o, se viene impostato un numero di turni predefinito, chi alla fine di questi è il giocatore più ricco.</text:span></text:p>
      <text:p text:style-name="P2"><text:span text:style-name="T1"/></text:p>
      <text:p text:style-name="P4">Descrizione delle funzionalità</text:p>
      <text:p text:style-name="P2"><text:span text:style-name="T1"/></text:p>
      <text:p text:style-name="P2"><text:span text:style-name="T1">Il gioco presenterà le funzionalità di scambio (proprietà e soldi) tra i giocatori, che devono avvenire prima del tiro dei dadi. </text:span><text:span text:style-name="T2">Se un giocatore finisce i soldi, non potrà più giocare e verrà eliminato</text:span><text:span text:style-name="T1">. </text:span><text:span text:style-name="T2">Potrà comunque ipotecare le proprie proprietà prima di perdere </text:span><text:span text:style-name="T3">definitivamente</text:span><text:span text:style-name="T2">. Il gioco si potrà giocare solo su un solo dispositivo (anche se viene scelto il numero di giocatori umani dovranno tutti giocare da un computer).</text:span></text:p>
      <text:p text:style-name="P2"><text:span text:style-name="T2"/></text:p>
      <text:p text:style-name="P5">Risorse Software</text:p>
      <text:p text:style-name="P5"><text:span text:style-name="T1"/></text:p>
      <text:p text:style-name="P8"><text:span text:style-name="T1">Visual Studio 2017: Programmazione generale del gioco e immagini progettazione</text:span></text:p>
      <text:p text:style-name="P8"><text:span text:style-name="T1">Paint: Disegno immagine tabellone con i vari costi delle proprietà, immagine della view</text:span></text:p>
      <text:p text:style-name="P8"><text:span text:style-name="T1">LibreOffice: Scrittura progettazione e studio di fattibilità</text:span></text:p>
      <text:p text:style-name="P8"><text:span text:style-name="T1">Doxygen: Scrittura documentazione</text:span></text:p>
      <text:p text:style-name="P8"><text:span text:style-name="T1"/></text:p>
      <text:p text:style-name="P5">Risorse Hardware</text:p>
      <text:p text:style-name="P5"><text:span text:style-name="T1"/></text:p>
      <text:p text:style-name="P8"><text:span text:style-name="T1">PC laboratorio scolastico</text:span></text:p>
      <text:p text:style-name="P8"><text:span text:style-name="T1">PC di tutti i membri che sviluppano il gioco</text:span></text:p>
      <text:p text:style-name="P8"><text:span text:style-name="T1"/></text:p>
      <text:p text:style-name="P7">Risorse Umane</text:p>
      <text:p text:style-name="P7"><text:span text:style-name="T1"/></text:p>
      <text:p text:style-name="P8"><text:span text:style-name="T1">Capo Progetto </text:span><text:span text:style-name="T4">(progettazione): Verazza Claudio</text:span></text:p>
      <text:p text:style-name="P9"><text:span text:style-name="T1">Programmatore (Documentazione): Zacconi Andrea</text:span></text:p>
      <text:p text:style-name="P9"><text:span text:style-name="T1">Programmatore (Documentazione): Poli Alessandro</text:span></text:p>
      <text:p text:style-name="P9"><text:span text:style-name="T1">Debugger (Debug): Arduini Alberto</text:span></text:p>
      <text:p text:style-name="P9"><text:span text:style-name="T1"/></text:p>
      <text:p text:style-name="P6">Tempo Previsto</text:p>
      <text:p text:style-name="P6"><text:span text:style-name="T1"/></text:p>
      <text:p text:style-name="P10">Data di consegna prevista: 26/05/17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09:27:11.303000000</meta:creation-date>
    <dc:date>2017-05-09T10:09:39.207000000</dc:date>
    <meta:editing-duration>PT8M4S</meta:editing-duration>
    <meta:editing-cycles>1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20" meta:word-count="286" meta:character-count="1893" meta:non-whitespace-character-count="1627"/>
  </office:meta>
</office:document-meta>
</file>